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list-style-name="L1"/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>
        <text:changed-region text:id="ct704803760">
          <text:deletion>
            <office:change-info>
              <dc:creator>Bob Jacobsen</dc:creator>
              <dc:date>2010-10-10T10:54:00</dc:date>
            </office:change-info>
            <text:h text:style-name="P1" text:outline-level="1">Title</text:h>
          </text:deletion>
        </text:changed-region>
        <text:changed-region text:id="ct704807008">
          <text:insertion>
            <office:change-info>
              <dc:creator>Bob Jacobsen</dc:creator>
              <dc:date>2010-10-10T10:54:00</dc:date>
            </office:change-info>
          </text:insertion>
        </text:changed-region>
        <text:changed-region text:id="ct704604144">
          <text:insertion>
            <office:change-info>
              <dc:creator>Bob Jacobsen</dc:creator>
              <dc:date>2010-10-10T20:27:00</dc:date>
            </office:change-info>
          </text:insertion>
        </text:changed-region>
        <text:changed-region text:id="ct1192741104">
          <text:deletion>
            <office:change-info>
              <dc:creator>Bob Jacobsen</dc:creator>
              <dc:date>2010-10-10T20:27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238292262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text:id="ct704229936">
          <text:insertion>
            <office:change-info>
              <dc:creator>Bob Jacobsen</dc:creator>
              <dc:date>2010-10-10T20:27:00</dc:date>
            </office:change-info>
          </text:insertion>
        </text:changed-region>
        <text:changed-region text:id="ct1098108672">
          <text:insertion>
            <office:change-info>
              <dc:creator>Bob Jacobsen</dc:creator>
              <dc:date>2010-10-10T20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704803760"/><text:change-start text:change-id="ct704807008"/>Introduction</text:h>
      <text:h text:style-name="Heading_20_1" text:outline-level="1">Annotations to the Standard</text:h>
      <text:h text:style-name="Heading_20_2" text:outline-level="2">Introduction (Informative)</text:h>
      <text:h text:style-name="Heading_20_2" text:outline-level="2">Intended Use</text:h>
      <text:h text:style-name="Heading_20_2" text:outline-level="2">Reference and Context<text:change-end text:change-id="ct704807008"/></text:h>
      <text:p text:style-name="Standard"><text:change-start text:change-id="ct704604144"/></text:p>
      <text:p text:style-name="Standard"><text:change-end text:change-id="ct704604144"/><text:change text:change-id="ct1192741104"/><text:change-start text:change-id="ct704229936"/>Since the CAN situation is much more constrain<text:change-end text:change-id="ct704229936"/><text:change-start text:change-id="ct1098108672"/>ed, most of the MTI-definition logic is discussed in more detail there.<text:change-end text:change-id="ct109810867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064431600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064431728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064431600"/><text:change-start text:change-id="ct1064431728"/>OpenLCB-TCP Message Network Technical Note<text:change-end text:change-id="ct1064431728"/></text:p>
      </style:header>
      <style:footer>
        <text:tracked-changes>
          <text:changed-region text:id="ct106442982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1064409728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064434160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1064429824"/><text:change-start text:change-id="ct1064409728"/><text:span text:style-name="MT2">Copyright 2010, by J. Day, D. Harris, B. Jacobsen, and A. Shepherd</text:span><text:change-end text:change-id="ct1064409728"/><text:change text:change-id="ct1064434160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1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20:28:12.99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704906288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70494084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704906384">
            <text:insertion>
              <office:change-info>
                <dc:creator>Bob Jacobsen</dc:creator>
                <dc:date>2010-10-10T10:54:00</dc:date>
              </office:change-info>
            </text:insertion>
          </text:changed-region>
          <text:changed-region text:id="ct1097989440">
            <text:deletion>
              <office:change-info>
                <dc:creator>Bob Jacobsen</dc:creator>
                <dc:date>2010-10-10T20:26:00</dc:date>
              </office:change-info>
              <text:p text:style-name="MP7">(title)</text:p>
            </text:deletion>
          </text:changed-region>
          <text:changed-region text:id="ct1097989920">
            <text:insertion>
              <office:change-info>
                <dc:creator>Bob Jacobsen</dc:creator>
                <dc:date>2010-10-10T20:26:00</dc:date>
              </office:change-info>
            </text:insertion>
          </text:changed-region>
          <text:changed-region text:id="ct704904368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70490126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704901424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704901520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704906288"/><text:change-start text:change-id="ct704940848"/>OpenLCB <text:change-end text:change-id="ct704940848"/><text:change-start text:change-id="ct704906384"/>Technical Note<text:change-end text:change-id="ct704906384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097989440"/><text:change-start text:change-id="ct1097989920"/>OpenLCB-TCP Message Network<text:change-end text:change-id="ct1097989920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704904368"/><text:change-start text:change-id="ct704901264"/><text:date style:data-style-name="N37" text:date-value="2010-10-08T17:19:56" text:fixed="true">10/08/10</text:date><text:change-end text:change-id="ct704901264"/></text:p>
            </table:table-cell>
            <table:table-cell table:style-name="Table1.C1" office:value-type="string">
              <text:p text:style-name="MP7"><text:change text:change-id="ct704901424"/><text:change-start text:change-id="ct704901520"/>Preliminary<text:change-end text:change-id="ct704901520"/></text:p>
            </table:table-cell>
          </table:table-row>
        </table:table>
        <text:p text:style-name="Header"/>
      </style:header>
      <style:footer>
        <text:tracked-changes>
          <text:changed-region text:id="ct1064431024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1064429920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056793584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1064431024"/><text:change-start text:change-id="ct1064429920"/><text:span text:style-name="MT5">10</text:span><text:change-end text:change-id="ct1064429920"/><text:span text:style-name="MT5">, by J. Day, D. Harris, B. Jacobsen, </text:span><text:change text:change-id="ct1056793584"/><text:span text:style-name="MT5">and A. Shepherd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1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0T20:28:12.99">10/10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TCP Message Network Technical Note</dc:title>
    <meta:initial-creator>Alex Shepherd</meta:initial-creator>
    <meta:creation-date>2009-01-22T07:11:27</meta:creation-date>
    <meta:editing-cycles>57</meta:editing-cycles>
    <meta:editing-duration>PT11H40M33S</meta:editing-duration>
    <meta:generator>OpenOffice.org/3.2$Unix OpenOffice.org_project/320m18$Build-9502</meta:generator>
    <dc:date>2010-10-10T20:28:13</dc:date>
    <dc:creator>Bob Jacobsen</dc:creator>
    <meta:keyword>OpenLCB-TCP Message Network</meta:keyword>
    <meta:document-statistic meta:table-count="1" meta:image-count="1" meta:object-count="0" meta:page-count="1" meta:paragraph-count="34" meta:word-count="218" meta:character-count="1401"/>
    <meta:user-defined meta:name="Info 1"/>
    <meta:user-defined meta:name="Info 2"/>
    <meta:user-defined meta:name="Info 3"/>
    <meta:user-defined meta:name="Info 4"/>
  </office:meta>
</office:document-meta>
</file>